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2" svg:font-family="Arial" style:font-family-generic="swis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beration Sans2" svg:font-family="'Liberation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officeooo:rsid="000742d4" officeooo:paragraph-rsid="000742d4"/>
    </style:style>
    <style:style style:name="P2" style:family="paragraph" style:parent-style-name="Standard">
      <style:paragraph-properties fo:text-align="justify" style:justify-single-word="false"/>
      <style:text-properties officeooo:rsid="0008c782" officeooo:paragraph-rsid="0008c782"/>
    </style:style>
    <style:style style:name="P3" style:family="paragraph" style:parent-style-name="Standard">
      <style:paragraph-properties fo:text-align="justify" style:justify-single-word="false"/>
      <style:text-properties officeooo:paragraph-rsid="000b2ea8"/>
    </style:style>
    <style:style style:name="P4" style:family="paragraph" style:parent-style-name="Standard">
      <style:paragraph-properties fo:text-align="justify" style:justify-single-word="false"/>
      <style:text-properties officeooo:paragraph-rsid="001b3fea"/>
    </style:style>
    <style:style style:name="P5" style:family="paragraph" style:parent-style-name="Standard">
      <style:paragraph-properties fo:text-align="justify" style:justify-single-word="false"/>
      <style:text-properties officeooo:paragraph-rsid="001ca857"/>
    </style:style>
    <style:style style:name="P6" style:family="paragraph" style:parent-style-name="Standard">
      <style:paragraph-properties fo:text-align="justify" style:justify-single-word="false"/>
      <style:text-properties officeooo:paragraph-rsid="0020c4e2"/>
    </style:style>
    <style:style style:name="P7" style:family="paragraph" style:parent-style-name="Standard">
      <style:paragraph-properties fo:text-align="justify" style:justify-single-word="false"/>
      <style:text-properties officeooo:paragraph-rsid="00339ff7"/>
    </style:style>
    <style:style style:name="P8" style:family="paragraph" style:parent-style-name="Standard">
      <style:paragraph-properties fo:text-align="justify" style:justify-single-word="false"/>
      <style:text-properties officeooo:paragraph-rsid="0066920a"/>
    </style:style>
    <style:style style:name="P9" style:family="paragraph" style:parent-style-name="Standard">
      <style:paragraph-properties fo:text-align="justify" style:justify-single-word="false"/>
      <style:text-properties officeooo:rsid="000b2ea8" officeooo:paragraph-rsid="000b2ea8"/>
    </style:style>
    <style:style style:name="P10" style:family="paragraph" style:parent-style-name="Standard">
      <style:paragraph-properties fo:text-align="justify" style:justify-single-word="false"/>
      <style:text-properties officeooo:rsid="000ceb3a" officeooo:paragraph-rsid="000ceb3a"/>
    </style:style>
    <style:style style:name="P11" style:family="paragraph" style:parent-style-name="Standard">
      <style:paragraph-properties fo:text-align="justify" style:justify-single-word="false"/>
      <style:text-properties officeooo:rsid="000e9a6e" officeooo:paragraph-rsid="000e9a6e"/>
    </style:style>
    <style:style style:name="P12" style:family="paragraph" style:parent-style-name="Standard">
      <style:paragraph-properties fo:text-align="justify" style:justify-single-word="false"/>
      <style:text-properties officeooo:rsid="00128d33" officeooo:paragraph-rsid="00128d33"/>
    </style:style>
    <style:style style:name="P13" style:family="paragraph" style:parent-style-name="Standard">
      <style:paragraph-properties fo:text-align="justify" style:justify-single-word="false"/>
      <style:text-properties officeooo:rsid="0016c69f" officeooo:paragraph-rsid="0016c69f"/>
    </style:style>
    <style:style style:name="P14" style:family="paragraph" style:parent-style-name="Standard">
      <style:paragraph-properties fo:text-align="justify" style:justify-single-word="false"/>
      <style:text-properties officeooo:rsid="0017f929" officeooo:paragraph-rsid="0017f929"/>
    </style:style>
    <style:style style:name="P15" style:family="paragraph" style:parent-style-name="Standard">
      <style:paragraph-properties fo:text-align="justify" style:justify-single-word="false"/>
      <style:text-properties officeooo:rsid="001adcfe" officeooo:paragraph-rsid="001adcfe"/>
    </style:style>
    <style:style style:name="P16" style:family="paragraph" style:parent-style-name="Standard">
      <style:paragraph-properties fo:text-align="justify" style:justify-single-word="false"/>
      <style:text-properties officeooo:rsid="00261c2e" officeooo:paragraph-rsid="00261c2e"/>
    </style:style>
    <style:style style:name="P17" style:family="paragraph" style:parent-style-name="Standard">
      <style:paragraph-properties fo:text-align="justify" style:justify-single-word="false"/>
      <style:text-properties officeooo:rsid="00262257" officeooo:paragraph-rsid="00262257"/>
    </style:style>
    <style:style style:name="P18" style:family="paragraph" style:parent-style-name="Standard">
      <style:paragraph-properties fo:text-align="justify" style:justify-single-word="false"/>
      <style:text-properties officeooo:rsid="002b9a8a" officeooo:paragraph-rsid="002b9a8a"/>
    </style:style>
    <style:style style:name="P19" style:family="paragraph" style:parent-style-name="Standard">
      <style:paragraph-properties fo:text-align="justify" style:justify-single-word="false"/>
      <style:text-properties officeooo:rsid="002fe3db" officeooo:paragraph-rsid="002fe3db"/>
    </style:style>
    <style:style style:name="P20" style:family="paragraph" style:parent-style-name="Standard">
      <style:paragraph-properties fo:text-align="justify" style:justify-single-word="false"/>
      <style:text-properties officeooo:rsid="0035ff62" officeooo:paragraph-rsid="0035ff62"/>
    </style:style>
    <style:style style:name="P21" style:family="paragraph" style:parent-style-name="Standard">
      <style:paragraph-properties fo:text-align="justify" style:justify-single-word="false"/>
      <style:text-properties officeooo:rsid="0037d5be" officeooo:paragraph-rsid="0035ff62"/>
    </style:style>
    <style:style style:name="P22" style:family="paragraph" style:parent-style-name="Standard">
      <style:paragraph-properties fo:text-align="justify" style:justify-single-word="false"/>
      <style:text-properties officeooo:rsid="0038a720" officeooo:paragraph-rsid="0038a720"/>
    </style:style>
    <style:style style:name="P23" style:family="paragraph" style:parent-style-name="Standard">
      <style:paragraph-properties fo:text-align="justify" style:justify-single-word="false"/>
      <style:text-properties officeooo:rsid="003ecc66" officeooo:paragraph-rsid="003ecc66"/>
    </style:style>
    <style:style style:name="P24" style:family="paragraph" style:parent-style-name="Standard">
      <style:paragraph-properties fo:text-align="justify" style:justify-single-word="false"/>
      <style:text-properties officeooo:rsid="003efcda" officeooo:paragraph-rsid="003efcda"/>
    </style:style>
    <style:style style:name="P25" style:family="paragraph" style:parent-style-name="Standard">
      <style:paragraph-properties fo:text-align="center" style:justify-single-word="false"/>
      <style:text-properties officeooo:rsid="003efcda" officeooo:paragraph-rsid="003efcda"/>
    </style:style>
    <style:style style:name="P26" style:family="paragraph" style:parent-style-name="Standard">
      <style:paragraph-properties fo:text-align="justify" style:justify-single-word="false"/>
      <style:text-properties style:font-name="Liberation Serif" fo:font-size="12pt" officeooo:rsid="003efcda" officeooo:paragraph-rsid="003efcda" style:font-size-asian="12pt" style:font-size-complex="12pt"/>
    </style:style>
    <style:style style:name="P27" style:family="paragraph" style:parent-style-name="Standard">
      <style:paragraph-properties fo:text-align="justify" style:justify-single-word="false"/>
      <style:text-properties officeooo:rsid="0044a762" officeooo:paragraph-rsid="0044a762"/>
    </style:style>
    <style:style style:name="P28" style:family="paragraph" style:parent-style-name="Standard">
      <style:paragraph-properties fo:text-align="justify" style:justify-single-word="false"/>
      <style:text-properties officeooo:rsid="004961ed" officeooo:paragraph-rsid="004961ed"/>
    </style:style>
    <style:style style:name="P29" style:family="paragraph" style:parent-style-name="Standard">
      <style:paragraph-properties fo:text-align="justify" style:justify-single-word="false"/>
      <style:text-properties officeooo:rsid="00564c0c" officeooo:paragraph-rsid="005b86ab"/>
    </style:style>
    <style:style style:name="P30" style:family="paragraph" style:parent-style-name="Standard">
      <style:paragraph-properties fo:text-align="justify" style:justify-single-word="false"/>
      <style:text-properties officeooo:rsid="005c5790" officeooo:paragraph-rsid="005c5790"/>
    </style:style>
    <style:style style:name="P31" style:family="paragraph" style:parent-style-name="Standard">
      <style:paragraph-properties fo:text-align="justify" style:justify-single-word="false"/>
      <style:text-properties officeooo:rsid="005c836f" officeooo:paragraph-rsid="005c836f"/>
    </style:style>
    <style:style style:name="P32" style:family="paragraph" style:parent-style-name="Standard">
      <style:paragraph-properties fo:text-align="justify" style:justify-single-word="false"/>
      <style:text-properties officeooo:rsid="005cc549" officeooo:paragraph-rsid="005cc549"/>
    </style:style>
    <style:style style:name="P33" style:family="paragraph" style:parent-style-name="Standard">
      <style:paragraph-properties fo:text-align="justify" style:justify-single-word="false"/>
      <style:text-properties officeooo:rsid="005d1c4f" officeooo:paragraph-rsid="005d1c4f"/>
    </style:style>
    <style:style style:name="P34" style:family="paragraph" style:parent-style-name="Standard">
      <style:paragraph-properties fo:text-align="justify" style:justify-single-word="false"/>
      <style:text-properties officeooo:rsid="005d1d6f" officeooo:paragraph-rsid="005d1d6f"/>
    </style:style>
    <style:style style:name="P35" style:family="paragraph" style:parent-style-name="Standard">
      <style:paragraph-properties fo:text-align="justify" style:justify-single-word="false"/>
      <style:text-properties officeooo:rsid="0060c06e" officeooo:paragraph-rsid="0060c06e"/>
    </style:style>
    <style:style style:name="P36" style:family="paragraph" style:parent-style-name="Standard">
      <style:paragraph-properties fo:text-align="justify" style:justify-single-word="false"/>
      <style:text-properties officeooo:rsid="0066920a" officeooo:paragraph-rsid="0066920a"/>
    </style:style>
    <style:style style:name="P37" style:family="paragraph" style:parent-style-name="Standard">
      <style:paragraph-properties fo:text-align="justify" style:justify-single-word="false"/>
      <style:text-properties officeooo:rsid="00690b8c" officeooo:paragraph-rsid="00690b8c"/>
    </style:style>
    <style:style style:name="P38" style:family="paragraph" style:parent-style-name="Standard">
      <style:paragraph-properties fo:text-align="end" style:justify-single-word="false"/>
      <style:text-properties fo:font-weight="normal" officeooo:rsid="006ac3dc" officeooo:paragraph-rsid="006ac3dc" style:font-weight-asian="normal" style:font-weight-complex="normal"/>
    </style:style>
    <style:style style:name="P39" style:family="paragraph" style:parent-style-name="Standard">
      <style:paragraph-properties fo:text-align="center" style:justify-single-word="false"/>
      <style:text-properties fo:font-size="14pt" fo:font-weight="bold" officeooo:rsid="006ac3dc" officeooo:paragraph-rsid="006ac3dc" style:font-size-asian="14pt" style:font-weight-asian="bold" style:font-size-complex="14pt" style:font-weight-complex="bold"/>
    </style:style>
    <style:style style:name="P40" style:family="paragraph" style:parent-style-name="Standard">
      <style:paragraph-properties fo:text-align="justify" style:justify-single-word="false"/>
      <style:text-properties officeooo:rsid="003ecc66" officeooo:paragraph-rsid="003ecc66"/>
    </style:style>
    <style:style style:name="P41" style:family="paragraph" style:parent-style-name="Standard">
      <style:paragraph-properties fo:text-align="justify" style:justify-single-word="false" fo:break-before="page"/>
      <style:text-properties officeooo:rsid="000742d4" officeooo:paragraph-rsid="000742d4"/>
    </style:style>
    <style:style style:name="T1" style:family="text">
      <style:text-properties officeooo:rsid="000742d4"/>
    </style:style>
    <style:style style:name="T2" style:family="text">
      <style:text-properties officeooo:rsid="0008c782"/>
    </style:style>
    <style:style style:name="T3" style:family="text">
      <style:text-properties officeooo:rsid="0009a5b4"/>
    </style:style>
    <style:style style:name="T4" style:family="text">
      <style:text-properties officeooo:rsid="000b2ea8"/>
    </style:style>
    <style:style style:name="T5" style:family="text">
      <style:text-properties style:font-name="Liberation Serif"/>
    </style:style>
    <style:style style:name="T6" style:family="text">
      <style:text-properties style:font-name="Liberation Serif" fo:font-size="12pt" style:font-size-asian="12pt" style:font-size-complex="12pt"/>
    </style:style>
    <style:style style:name="T7" style:family="text">
      <style:text-properties style:font-name="Liberation Serif" fo:font-size="12pt" officeooo:rsid="000b2ea8" style:font-size-asian="12pt" style:font-size-complex="12pt"/>
    </style:style>
    <style:style style:name="T8" style:family="text">
      <style:text-properties style:font-name="Liberation Serif" fo:font-size="12pt" officeooo:rsid="001b3fea" style:font-size-asian="12pt" style:font-size-complex="12pt"/>
    </style:style>
    <style:style style:name="T9" style:family="text">
      <style:text-properties style:font-name="Liberation Serif" fo:font-size="12pt" officeooo:rsid="001ca857" style:font-size-asian="12pt" style:font-size-complex="12pt"/>
    </style:style>
    <style:style style:name="T10" style:family="text">
      <style:text-properties style:font-name="Liberation Serif" fo:font-size="12pt" officeooo:rsid="001de17e" style:font-size-asian="12pt" style:font-size-complex="12pt"/>
    </style:style>
    <style:style style:name="T11" style:family="text">
      <style:text-properties style:font-name="Liberation Serif" fo:font-size="12pt" officeooo:rsid="002597f4" style:font-size-asian="12pt" style:font-size-complex="12pt"/>
    </style:style>
    <style:style style:name="T12" style:family="text">
      <style:text-properties style:font-name="Liberation Serif" officeooo:rsid="00215612"/>
    </style:style>
    <style:style style:name="T13" style:family="text">
      <style:text-properties officeooo:rsid="000e77a2"/>
    </style:style>
    <style:style style:name="T14" style:family="text">
      <style:text-properties officeooo:rsid="001099e3"/>
    </style:style>
    <style:style style:name="T15" style:family="text">
      <style:text-properties officeooo:rsid="0014722b"/>
    </style:style>
    <style:style style:name="T16" style:family="text">
      <style:text-properties officeooo:rsid="0015168b"/>
    </style:style>
    <style:style style:name="T17" style:family="text">
      <style:text-properties officeooo:rsid="00175c09"/>
    </style:style>
    <style:style style:name="T18" style:family="text">
      <style:text-properties officeooo:rsid="0019f694"/>
    </style:style>
    <style:style style:name="T19" style:family="text">
      <style:text-properties officeooo:rsid="001b3fea"/>
    </style:style>
    <style:style style:name="T20" style:family="text">
      <style:text-properties officeooo:rsid="001ca857"/>
    </style:style>
    <style:style style:name="T21" style:family="text">
      <style:text-properties officeooo:rsid="0020c4e2"/>
    </style:style>
    <style:style style:name="T22" style:family="text">
      <style:text-properties officeooo:rsid="00215612"/>
    </style:style>
    <style:style style:name="T23" style:family="text">
      <style:text-properties officeooo:rsid="0021d7dd"/>
    </style:style>
    <style:style style:name="T24" style:family="text">
      <style:text-properties officeooo:rsid="0022cca9"/>
    </style:style>
    <style:style style:name="T25" style:family="text">
      <style:text-properties officeooo:rsid="002597f4"/>
    </style:style>
    <style:style style:name="T26" style:family="text">
      <style:text-properties officeooo:rsid="00269a4e"/>
    </style:style>
    <style:style style:name="T27" style:family="text">
      <style:text-properties officeooo:rsid="002aa34a"/>
    </style:style>
    <style:style style:name="T28" style:family="text">
      <style:text-properties officeooo:rsid="002b5598"/>
    </style:style>
    <style:style style:name="T29" style:family="text">
      <style:text-properties officeooo:rsid="002ba503"/>
    </style:style>
    <style:style style:name="T30" style:family="text">
      <style:text-properties officeooo:rsid="002c47e4"/>
    </style:style>
    <style:style style:name="T31" style:family="text">
      <style:text-properties officeooo:rsid="002df767"/>
    </style:style>
    <style:style style:name="T32" style:family="text">
      <style:text-properties officeooo:rsid="0031b73d"/>
    </style:style>
    <style:style style:name="T33" style:family="text">
      <style:text-properties officeooo:rsid="003397b9"/>
    </style:style>
    <style:style style:name="T34" style:family="text">
      <style:text-properties officeooo:rsid="00339ff7"/>
    </style:style>
    <style:style style:name="T35" style:family="text">
      <style:text-properties officeooo:rsid="00345c42"/>
    </style:style>
    <style:style style:name="T36" style:family="text">
      <style:text-properties officeooo:rsid="0037a0fc"/>
    </style:style>
    <style:style style:name="T37" style:family="text">
      <style:text-properties officeooo:rsid="0037d5be"/>
    </style:style>
    <style:style style:name="T38" style:family="text">
      <style:text-properties officeooo:rsid="0038fda7"/>
    </style:style>
    <style:style style:name="T39" style:family="text">
      <style:text-properties officeooo:rsid="003aeba7"/>
    </style:style>
    <style:style style:name="T40" style:family="text">
      <style:text-properties officeooo:rsid="003ba698"/>
    </style:style>
    <style:style style:name="T41" style:family="text">
      <style:text-properties officeooo:rsid="003bc7bf"/>
    </style:style>
    <style:style style:name="T42" style:family="text">
      <style:text-properties officeooo:rsid="003d7eea"/>
    </style:style>
    <style:style style:name="T43" style:family="text">
      <style:text-properties officeooo:rsid="00468665"/>
    </style:style>
    <style:style style:name="T44" style:family="text">
      <style:text-properties officeooo:rsid="004b520a"/>
    </style:style>
    <style:style style:name="T45" style:family="text">
      <style:text-properties officeooo:rsid="004d4588"/>
    </style:style>
    <style:style style:name="T46" style:family="text">
      <style:text-properties officeooo:rsid="00505138"/>
    </style:style>
    <style:style style:name="T47" style:family="text">
      <style:text-properties officeooo:rsid="00522105"/>
    </style:style>
    <style:style style:name="T48" style:family="text">
      <style:text-properties officeooo:rsid="0053652e"/>
    </style:style>
    <style:style style:name="T49" style:family="text">
      <style:text-properties officeooo:rsid="00593d6d"/>
    </style:style>
    <style:style style:name="T50" style:family="text">
      <style:text-properties officeooo:rsid="005aa7c2"/>
    </style:style>
    <style:style style:name="T51" style:family="text">
      <style:text-properties officeooo:rsid="005c836f"/>
    </style:style>
    <style:style style:name="T52" style:family="text">
      <style:text-properties officeooo:rsid="005d2bda"/>
    </style:style>
    <style:style style:name="T53" style:family="text">
      <style:text-properties officeooo:rsid="005d785f"/>
    </style:style>
    <style:style style:name="T54" style:family="text">
      <style:text-properties officeooo:rsid="005e3427"/>
    </style:style>
    <style:style style:name="T55" style:family="text">
      <style:text-properties officeooo:rsid="0062247a"/>
    </style:style>
    <style:style style:name="T56" style:family="text">
      <style:text-properties officeooo:rsid="0063f3e4"/>
    </style:style>
    <style:style style:name="T57" style:family="text">
      <style:text-properties officeooo:rsid="006525ee"/>
    </style:style>
    <style:style style:name="T58" style:family="text">
      <style:text-properties officeooo:rsid="0066920a"/>
    </style:style>
    <style:style style:name="T59" style:family="text">
      <style:text-properties officeooo:rsid="00678247"/>
    </style:style>
    <style:style style:name="T60" style:family="text">
      <style:text-properties officeooo:rsid="00699d26"/>
    </style:style>
    <style:style style:name="fr1" style:family="graphic" style:parent-style-name="Formula">
      <style:graphic-properties style:wrap="parallel" style:number-wrapped-paragraphs="no-limit" style:wrap-contour="false" style:vertical-pos="from-top" style:horizontal-pos="from-left" style:horizontal-rel="paragraph-content" fo:background-color="#ffffff" style:background-transparency="100%" draw:fill="solid" draw:fill-color="#ffffff" draw:opacity="0%" draw:wrap-influence-on-position="once-concurrent" loext:allow-overlap="true"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09.12.2022r.</text:p>
      <text:p text:style-name="P39">Referat: „Regulamin studiowania na Politechnice Rzeszowskiej”</text:p>
      <text:p text:style-name="P39">Organizacja i zarządzanie małą firmą informatyczną</text:p>
      <text:p text:style-name="P39">Bazan Michał - 163881</text:p>
      <text:p text:style-name="P41">Regulamin studiów Politechniki Rzeszowskiej obowiązuje studentów wcześniej wspomnianej uczelni, wszystkich pracowników uczelni a w szczególności pracowników dydaktycznych i koordynatorów zajęć.</text:p>
      <text:p text:style-name="P1">W odniesieniu do studentów innych uczelni, obowiązuje on ich tylko i wyłącznie w okresie, kiedy odbywają oni część toku nauczania na Prz.</text:p>
      <text:p text:style-name="P1">Sprawy nieuregulowane przez regulamin reguluje Rektor poprzez wydawanie rozporządzeń. Kwestie indywidualne również zależne są od rektora, ale w tym przypadku od jego decyzji można się odwołać, aby decyzję tę rozpatrzono jeszcze raz. Jest tylko jedna możliwość odwołania.</text:p>
      <text:p text:style-name="P1">Bezpośrednim przełożonym studentów jest rektor a zaraz po nim dziekan lub prodziekan wydziału.</text:p>
      <text:p text:style-name="P2">Studenci reprezentowani są przez Samorząd Studencki. <text:span text:style-name="T3">Dziekan wydziału może powołać opiekuna roku, którego zadaniem jest udzielenie pomocy w kwestiach dydaktyki i sprawach socjalnych studentów. Reprezentantem studentów na danym roku lub w danej grupie jest starosta roku lub grupy.</text:span></text:p>
      <text:p text:style-name="P1"/>
      <text:p text:style-name="P3"><text:span text:style-name="T2">Głównymi celami realizowanymi przez uczelnie są kształcenie i uzupełnianie wiedzy studentów oraz kształcenie umiejętności i kompetencji społecznych. Uczelni zależy na „wychowywaniu” studentów w poczuciu odpowiedzialności za nasze państwo i tradycję. </text:span><text:bookmark text:name="page43R_mcid1"/><text:span text:style-name="T6">Uczelnia jest zobowiązana do zapewnienia studentom warunków do pełnego udziału<text:line-break/>w procesie kształcenia i prowadzeniu działalności naukowej, z uwzględnieniem szczególnych<text:line-break/>potrzeb studentów będących osobami z niepełnosprawnościami. </text:span><text:span text:style-name="T7"><text:s/></text:span></text:p>
      <text:p text:style-name="P1"/>
      <text:p text:style-name="P2"><text:span text:style-name="T4">Uczelnia pobiera opłaty związane z kształceniem na studiach niestacjonarnych, za powtarzanie przedmiotu lub przedmiotów, których studentowi nie udało się zaliczyć, prowadzenie dodatkowych zajęć na życzenie studenta, które nie są objęte programem nauczania, udział w procesie rekrutacyjnym, wydanie duplikatu legitymacji studenckiej.</text:span></text:p>
      <text:p text:style-name="P9">Może pobierać opłaty za wydanie dokumentów zaświadczających wyniki nauczania w języku polskim jak i języku obcym.</text:p>
      <text:p text:style-name="P9"/>
      <text:p text:style-name="P10">Osoba, która została przyjęta na studia nabywa prawa i obowiązki studenta w chwili złożenia ślubowania (osobiście lub przez podpis elektroniczny). Student ma prawo do przeniesienia punktów ECTS uzyskanych na innym kierunku lub na innej uczelni w celu kontynuacji procesu nauczania na uczelni Prz, usprawiedliwienia swojej nieobecności na zajęciach dydaktycznych, zmiany kierunku studiów, przyjęcia na studia poprzez przeniesienie z innej uczelni lub zagranicznej, przystąpienia do egzaminu komisyjnego przy udziale wskazanego przez studenta obserwatora, powtarzania zajęć z powodu niezadowalających wyników w nauce. Student ma prawo do korzystania z pomieszczeń dydaktycznych, wyposażenia, <text:span text:style-name="T13">środków</text:span> uczelni <text:span text:style-name="T13">i pomocy nauczycieli akademickich</text:span> w celu zdobywania wiedzy i rozwijania własnych zainteresowań. <text:span text:style-name="T13">Student może studiować jednocześnie więcej niż jeden kierunek i odbywać część toku nauczania na innej uczelni lub uczestniczyć w programach wymiany międzynarodowej.</text:span></text:p>
      <text:p text:style-name="P11">Student ma prawo zaproponować wprowadzenie zmian dotyczących programu studiów, organizacji, procesów kształcenia i spraw środowiska akademickiego. Poprzez pośrednictwo przedstawicieli studentów (Samorząd Studencki), student może współuczestniczyć w decyzjach podejmowanych przez organy Uczelni. <text:span text:style-name="T14">Może on również uczestniczyć w stażu studenckim, który przygotowuje do obowiązków nauczyciela akademickiego. Student może skorzystać z pomocy uczelni w celu znalezienia informacji o miejscach pracy, możliwości odbywania praktyk i staży.</text:span></text:p>
      <text:p text:style-name="P11"/>
      <text:p text:style-name="P12">Student z niepełnosprawnościami może składać wnioski o zastosowanie innych rozwiązań umożliwiających studiowanie i uzyskiwanie zaliczeń niż to w trybie ogólnie obowiązującym, ale proponowane rozwiązanie nie może prowadzić do zmniejszenia wymagań merytorycznych. <text:span text:style-name="T15">Student może ubiegać się między innymi o indywidualną organizację studiów, możliwość korzystania ze sprzętu, który umożliwia mu pełny udział w procesie kształcenia. Student z niepełnosprawnościami </text:span><text:soft-page-break/><text:span text:style-name="T15">może również ubiegać się o wyznaczenie asystenta i parkowanie na terenie uczelni. </text:span><text:span text:style-name="T16">O sposobie i realizacji dostosowania procesu dydaktycznego ostatecznie decyduje rektor.</text:span></text:p>
      <text:p text:style-name="P12"/>
      <text:p text:style-name="P13">Student zobowiązany jest do postępowania zgodnie z treścią ślubowania, wszystkich przepisów obowiązujących na uczelni w tym do tego regulaminu. Obowiązkiem studenta jest uczestniczenie w zajęciach dydaktycznych i składanie wszelkich egzaminów, zaliczeń czy odbycia praktyk zawodowych przewidzianych w programie studiów. Student powinien godnie zachowywać się przebywając na uczelni ale też i poza nią, dbać o dobre imię uczelni. Zobowiązany jest również do szanowania mienia uczelni i odpowiedzialności finansowej w razie wyrządzenia strat. <text:span text:style-name="T17">Student ponadto jest zobligowany do śledzenia wszystkich aktów prawnych uczelni. Jeśli wyraża on chęć utrwalenia zajęć/materiałów z zajęć na nośniku elektronicznym powinien on najpierw uzyskać zgodę prowadzącego. Dziekan ma prawo zobligować studenta do dostarczenia zaświadczenia od lekarzy medycyny pracy o braku przeciwwskazań do studiowaniu na danym kierunku.</text:span></text:p>
      <text:p text:style-name="P14"/>
      <text:p text:style-name="P14"><text:span text:style-name="T18">Za czyny uchybiające godności studenta ponosi on odpowiedzialność dyscyplinarną, która zaczyna się na upomnieniu, poprzez naganę, naganę z ostrzeżeniem, zawieszenie określonych praw studenta na okres jednego roku kończąc na wydaleniu z uczelni.</text:span></text:p>
      <text:p text:style-name="P15">Przy przewinieniu mniejszej wagi rektor może pominąć całą procedurę dyscyplinarną i udzielić studentowi upomnienia. Student ukarany przez rektora może wnieść odwołanie do komisji dyscyplinarnej w terminie do 14 dni.</text:p>
      <text:p text:style-name="P15">W przypadku dokonania plagiatu wszczynane jest postępowanie wyjaśniające, jednak w przypadku dokonania przestępstwa wszczynane jest postępowanie wyjaśniające i rektor może zawiesić studenta w prawach studenta do czasu wydania orzeczenia przez komisję.</text:p>
      <text:p text:style-name="P15"/>
      <text:p text:style-name="P4"><text:bookmark text:name="page57R_mcid18"/><text:span text:style-name="T6">Szczegółowy rozkład zajęć dydaktycznych oraz terminy odbywania zjazdów na studiach<text:line-break/>niestacjonarnych w semestrze zatwierdza dziekan i podaje do wiadomości studentów na<text:line-break/>stronie internetowej wydziału nie później niż 3 dni robocze przed rozpoczęciem semestru. </text:span><text:span text:style-name="T8">W trakcie roku akademickiego rektor może ustalić dni lub godziny wolne od zajęć dydaktycznych.</text:span></text:p>
      <text:p text:style-name="P13"/>
      <text:p text:style-name="P5"><text:span text:style-name="T20">Organizacja studiów określa efekty uczenia się, opis procesu prowadzącego do uzyskania efektów uczenia się i liczbę punktów ECTS przypisanych d</text:span><text:span text:style-name="T9">o zajęć. </text:span><text:bookmark text:name="page59R_mcid9"/><text:span text:style-name="T6">Na studiach stacjonarnych maksymalna liczba godzin zajęć dydaktycznych w tygodniu wynosi 30. </text:span><text:bookmark text:name="page59R_mcid91"/><text:span text:style-name="T6">dopuszcza się </text:span><text:span text:style-name="T9">jednak </text:span><text:span text:style-name="T6">przekroczenie maksymalnej liczby godzin w tygodniu, jednakże nie więcej<text:line-break/>niż o 6 godzin. Do limitu godzin nie wlicza się praktyk zawodowych. </text:span><text:span text:style-name="T9">Na studiach niestacjonarnych </text:span><text:bookmark text:name="page59R_mcid10"/><text:span text:style-name="T6">liczba godzin zajęć dydaktycznych przypadająca na jeden dzień zjazdu nie </text:span><text:span text:style-name="T9">może przekroczyć</text:span><text:span text:style-name="T6"><text:line-break/>10 godzin. Decyzję o uruchomieniu </text:span><text:span text:style-name="T11">specjalizacji</text:span><text:span text:style-name="T6"> podejmuje dziekan, biorąc pod uwagę skutki finansowe dla wydziału. </text:span><text:span text:style-name="T10">Z</text:span><text:bookmark text:name="page59R_mcid14"/><text:span text:style-name="T10">ajęcia wybrane przez studenta spośród zajęć do wyboru stają się dla niego zajęciami<text:line-break/>obowiązkowymi, a ich niezaliczenie skutkuje ich odpłatnym powtarzaniem. </text:span><text:bookmark text:name="page61R_mcid5"/><text:span text:style-name="T10">W przypadku konieczności realizacji zajęć lub specjalność, które nie są prowadzone<text:line-break/>w aktualnym roku akademickim dziekan określi zajęcia, które będą realizowane w miejsce<text:line-break/>brakujących punktów ECTS. </text:span><text:bookmark text:name="page61R_mcid6"/><text:span text:style-name="T10">Jeżeli na skutek zmian programów studiów nastąpiły przeszacowania liczby punktów ECTS przypisane zajęciom, dziekan może określić liczbę punktów ECTS przypisanych do zrealizowanych wcześniej zajęć. </text:span></text:p>
      <text:p text:style-name="P13"/>
      <text:p text:style-name="P13"/>
      <text:p text:style-name="P6"><text:span text:style-name="T21">Indywidualna organizacja studiów przysługuje studentom szczególnie uzdolnionym, studentom z niepełnosprawnościami, aktywnym w pracach samorządu studenckiego, będącym uczestnikami zawodów sportowych, tym którzy zamierzają odbyć część studiów na innej uczelni, studiującym na więcej niż jednym kierunku. </text:span><text:span text:style-name="T5">Wykonywanie pracy zarobkowej NIE jest podstawą na ubieganie się o IOS </text:span><text:span text:style-name="T12">chyba, że </text:span><text:span text:style-name="T22">dziekan zdecyduje inaczej. </text:span><text:span text:style-name="T23">Rodzice i studentki w ciąży nie mogą otrzymać odmowy zgody na odbywanie studiów według IOS. Zgoda na IOS wydawana jest tylko na jeden semestr z </text:span><text:soft-page-break/><text:span text:style-name="T23">możliwością wydania zgody na kolejne semestry po ponownym złożeniu wniosku. </text:span><text:span text:style-name="T24">IOS może prowadzić do skrócenia okresu kształcenia, </text:span><text:span text:style-name="T25">ale jednocześnie nie może wpłynąć na jego wydłużenie</text:span><text:span text:style-name="T24">.</text:span></text:p>
      <text:p text:style-name="P6"/>
      <text:p text:style-name="P16">Jeśli student zaczął studiować w celu potwierdzenia efektów nauczania poza systemem studiów, może on wnioskować o indywidualną organizację studiów. Zadaniem dziekana jest wyznaczenie opiekuna, który sprawuje nad takim studentem opiekę naukową przez cały okres studiów na danym kierunku.</text:p>
      <text:p text:style-name="P16"/>
      <text:p text:style-name="P17"><text:span text:style-name="T26">Student uczelni Prz może realizować część programu studiów na innej uczelni w tym zagranicznej. Tryb ten realizowany jest w ramach współpracy z inną uczelnią na podstawie umowy czy własnej inicjatywy studenta. Zajęcia na innej uczelni powinny zapewnić studentowi odpowiednią liczbę punktów ECTS, aby równoważyła liczbę punktów przypisanych w programie studiów dla semestru, w którym student odbywa kształcenie poza Prz. </text:span><text:span text:style-name="T27">Zajęciom, którym nie przypisano ECTS punkty przypisuje dziekan kierując się regulaminem i programem studiów dotyczącym danego kierunku. </text:span><text:span text:style-name="T28">W trakcie odbywania części toku nauczania na innej uczelni, studenta dotyczy regulamin uczelni przyjmującej.</text:span></text:p>
      <text:p text:style-name="P17"/>
      <text:p text:style-name="P18">Student może przenieść się z innej uczelni lub zmienić specjalność kierunku za zgodą dziekana, jeśli dopełnił wszystkich obowiązków na uczelni lub wydziale, który opuszcza. Może on również przenieść się ze studiów stacjonarnych na niestacjonarne i vice versa pod warunkiem uzyskania zgody dziekana. <text:span text:style-name="T29">Możliwe jest też przeniesienie się na inną uczelnie pod warunkiem spełnieniem wszystkich obowiązków względem Prz. </text:span><text:span text:style-name="T30">O przeniesienie się może ubiegać się student, który zaliczył co najmniej pierwszy semestr studiów. </text:span><text:span text:style-name="T31">Po wydaniu pozytywnej decyzji o przeniesieniu, dziekan określa różnice programowe, sposób i termin ich uzupełnienia.</text:span></text:p>
      <text:p text:style-name="P18"/>
      <text:p text:style-name="P19"><text:span text:style-name="T32">W przypadku przeniesienia się z innego kierunku, innej uczelni lub po realizacji części toku uczenia się, uzyskane ECTS mogą zostać przeniesione po pozytywnej decyzji dziekana </text:span><text:span text:style-name="T33">po wniesieniu przez studenta dokumentacji przebiegu studiów na innym kierunku Prz lub na innej uczelni</text:span><text:span text:style-name="T32">. Aby punkty mogły zostać przeniesione, w przypadku realizacji przedmiotu podobnego musi zostać stwierdzona zbieżność uzyskanych efektów uczenia się lub student musi odbywać i zaliczyć te same zajęcia.</text:span></text:p>
      <text:p text:style-name="P19"/>
      <text:p text:style-name="P7"><text:span text:style-name="T35">Student wyrażający chęć uczestnictwa w przedmiocie, który nie został ujęty w programie studiów, może złożyć wniosek wraz z wykazem zajęć, które student chce realizować w następnym semestrze. Dziekan może odmówić studentowi uczestniczenia w dodatkowych zajęciach. Jeśli jednak student uzyskałby zgodę dziekana, to uczestnictwo w takich zajęciach zostanie odnotowane w dokumentacji przebiegu studiów i w suplemencie do dyplomu. Student musi się liczyć z tym, że takie zajęcia mogą wymagać dodatkowej opłaty.</text:span></text:p>
      <text:p text:style-name="P7"/>
      <text:p text:style-name="P20"><text:span text:style-name="T36">Student zobowiązany jest uczestniczyć w zajęciach dydaktycznych. Usprawiedliwienie krótkiej nieobecności powinno nastąpić na kolejnych zajęciach po ustaniu przyczyny. Jeśli nieobecność jest dłuższa niż 14 dni to student ma obowiązek powiadomić dziekanat. Nauczyciel akademicki po usprawiedliwieniu nieobecności ustala sposób i termin uzupełnienia zajęć. </text:span><text:span text:style-name="T37">Nieusprawiedliwiona nieobecność 3 razy z rzędu może skutkować niezaliczenie przedmiotu lub skreślenie z listy studentów.</text:span></text:p>
      <text:p text:style-name="P21"/>
      <text:p text:style-name="P22"><text:span text:style-name="T38">Przypisana do zajęć liczba punktów ECTS ma na celu odzwierciedlenie nakładu pracy studenta związanego z uzyskaniem efektów uczenia się. Jeden punkt ECTS odpowiada od 25 do 30 godzin pracy studenta w tym odbywanie zajęć na uczelni i praca własna poza zajęciami. </text:span><text:span text:style-name="T39">Pozytywne zaliczenie wszystkich zajęć oznacza uzyskanie wszystkich punktów ECTS przypisanych do zajęć. </text:span><text:span text:style-name="T40">Rejestr punktów prowadzony jest przez dziekanat w celu dokumentowania przebiegu studiów studenta. </text:span><text:span text:style-name="T41">Aby </text:span><text:span text:style-name="T42">pomyślnie </text:span><text:span text:style-name="T41">ukończyć studia, student nie musi uzyskać wszystkich punktów ECTS.</text:span></text:p>
      <text:p text:style-name="P23"/>
      <text:p text:style-name="P23"><text:soft-page-break/>Skala ocen stosowana na studiach zaprezentowana została na widocznym slajdzie.</text:p>
      <text:p text:style-name="P23"/>
      <text:p text:style-name="P24">Średnia ocen z okresu lub całkowitego przebiegu studiów obliczana jest wedle następującego wzoru:</text:p>
      <text:p text:style-name="P24"/>
      <text:p text:style-name="P24"/>
      <text:p text:style-name="P25"><draw:frame draw:style-name="fr1" draw:name="Obiekt1" text:anchor-type="as-char" svg:y="-1.012cm" svg:width="3.318cm" svg:height="1.782cm" draw:z-index="0"><draw:object xlink:href="./Object 1" xlink:type="simple" xlink:show="embed" xlink:actuate="onLoad"/><draw:image xlink:href="./ObjectReplacements/Object 1" xlink:type="simple" xlink:show="embed" xlink:actuate="onLoad"/></draw:frame></text:p>
      <text:p text:style-name="P26"><text:bookmark text:name="page77R_mcid19"/>gdzie: Oi – ocena końcowa i-tych zajęć, Pi – punkty ECTS przyporządkowane do i-tych<text:line-break/>zajęć, i-te zajęcia. </text:p>
      <text:p text:style-name="P25"/>
      <text:p text:style-name="P27">Do średniej nie są wliczane zajęcia <text:span text:style-name="T43">nieobjęte</text:span> programem nauczania. </text:p>
      <text:p text:style-name="P27"/>
      <text:p text:style-name="P28">Obowiązkiem studenta jest zaliczenie wszystkich zajęć w tym praktyk. Z postępów student rozliczany jest co semestr. Prowadzący zajęcia jest zobowiązany do poinformowania studentów o formie zajęć i warunkach dopuszczenia do egzaminu do 14 dni od rozpoczęcia zajęć. Wyniki zaliczeń i egzaminów prowadzący powinien ogłosić w ciągu 7 dni od dnia przeprowadzenia lub w ciągu 3 dni w trakcie sesji egzaminacyjnej. <text:span text:style-name="T44">Student ma obowiązek uzyskania zaliczeń z wszystkich zajęć przed rozpoczęciem zasadniczej sesji egzaminacyjnej. </text:span><text:span text:style-name="T45">Prawem studenta jest wgląd do ocenionej pracy do 3 dni od ogłoszenia wyniku i uzyskanie uzasadnienia prowadzącego w razie wątpliwości odnośnie uzyskanej oceny. </text:span><text:span text:style-name="T46">Student ma prawo do jednokrotnej poprawy oceny pozytywnej uzyskanej z zaliczenia. </text:span><text:span text:style-name="T47">W przypadku stwierdzenia zastrzeżenia co do bezstronności, formy lub trybu przebiegu zaliczenia, student ma prawo złożyć wniosek o przeprowadzenie zaliczenia komisyjnego do kierownika katedry lub dziekana. Formowana jest wtedy komisja, której przewodzić nie może nauczyciel prowadzący zajęcia z zaliczanych komisyjnie zajęć. </text:span><text:span text:style-name="T48">Na wniosek studenta może zostać wyznaczony obserwator.</text:span></text:p>
      <text:p text:style-name="P28"/>
      <text:p text:style-name="P29">W zajęciach może uczestniczyć asystent studenta z niepełnosprawnościami, w tym tłumacz języka migowego. <text:span text:style-name="T49">Asystent może również uczestniczyć w zaliczeniach zajęć i egzaminów. Osoba niepełnosprawna może korzystać z innej formy nauczania jaką jest wideokonferencja. Jeśli zaś chodzi o kwestie ilości akceptowalnych nieobecności na zajęciach dydaktycznych, to w przypadku osoby z niepełnosprawnościami liczba ich może zostać zwiększona.</text:span> Asystent musi posiadać pisemną zgodę dziekana <text:span text:style-name="T50">na uczestniczenie w zajęciach, zaliczeniach i egzaminach</text:span>. <text:span text:style-name="T50">Prowadzący ma prawo odmówić udziału w zaliczeniu/egzaminie asystentowi, jeśli jest on merytorycznie lub zawodowo związany z zajęciami, które zalicza student.</text:span></text:p>
      <text:p text:style-name="P29"/>
      <text:p text:style-name="P30"><text:span text:style-name="T51">Możliwe jest kilka różnych form odbywania praktyk:</text:span></text:p>
      <text:p text:style-name="P30">- <text:span text:style-name="T51">praktyki na uczelni w kole naukowym,</text:span></text:p>
      <text:p text:style-name="P30">- <text:span text:style-name="T51">praktyki płatne i nieodpłatne w firmie na stanowisku, które odpowiada kierunkowi kształcenia i pozwala związane z nim kompetencje zdobywać.</text:span></text:p>
      <text:p text:style-name="P31">Student może również ubiegać się o uznanie pracy zawodowej w poczet obowiązkowej praktyki.</text:p>
      <text:p text:style-name="P32">Zaliczenia praktyk dokonuje wydziałowy kierownik praktyk lub kierownik praktyk dla kierunku na podstawie zaświadczenia o odbyciu praktyk i osiągniętych efektach uczenia się wraz z oceną końcową.</text:p>
      <text:p text:style-name="P29"><text:s/></text:p>
      <text:p text:style-name="P33">Rektor może skreślić studenta z listy studentów w przypadku, gdy student nie podejmie się studiów lub z nich zrezygnuje, gdy student nie złożył w terminie pracy dyplomowej lub egzaminu dyplomowego, gdy komisja dyscyplinarna wydała stosowne orzeczenie. W przypadku, gdy student nie uzyska zaliczenia semestru lub roku w określonym terminie, lub nie wniesie on w terminie opłat związanych z odbywaniem studiów czy stwierdzony zostanie brak jego udziału w zajęciach albo brak postępów w nauce, również może on być skreślony z listy studentów.</text:p>
      <text:p text:style-name="P34"><text:soft-page-break/><text:span text:style-name="T52">O wznowienie studiów może ubiegać się osoba, która wcześniej studiowała na Prz, pod warunkiem, że przerwa nie trwała dłużej niż 5 lat. Nie dopuszcza się wznowienia studiów od pierwszego semestru. Jeśli student otrzymał zgodę o wznowienie a został skreślony z powodu niezadowalających wyników w nauce, traci on prawo do powtarzania semestru. Wznowienie nie jest możliwe w przypadku, gdy na uczelni nie jest już prowadzony dany kierunek studiów. Decyzję podejmuje dziekan określając warunki wznowienia i ustala ewentualne różnice programowe i sposób ich uzupełnienia. </text:span><text:span text:style-name="T53">Po przerwie trwającej dłużej niż dwa lata przeprowadzane są egzaminy sprawdzające i dziekan określa warunki wznowienia studiów. </text:span><text:span text:style-name="T54">Po wydaleniu dyscyplinarnym student może ubiegać się o wznowienie studiów w wypadku zatarcia kary.</text:span></text:p>
      <text:p text:style-name="P34"/>
      <text:p text:style-name="P35"><text:span text:style-name="T55">Studentowi można udzielić urlopu chorobowego </text:span><text:span text:style-name="T56">w przypadku długotrwałej choroby potwierdzonej odpowiednim zaświadczeniem lekarskim</text:span><text:span text:style-name="T55">, losowego, </text:span><text:span text:style-name="T56">gdy zaistniały ważne i udokumentowane okoliczności losowe uniemożliwiające studentowi uczestnictwo w zajęciach przez dłuższy czas</text:span><text:span text:style-name="T55">, rodzicielskiego </text:span><text:span text:style-name="T56">studentce w ciąży do dnia urodzenia dziecka lub studentowi będącego rodzicem na okres jednego roku</text:span><text:span text:style-name="T55">, nieuwarunkowanego </text:span><text:span text:style-name="T56">pod warunkiem ukończenia pierwszego semestru studiów na okres nie dłuższy niż rok</text:span><text:span text:style-name="T55">. Może on być krótkoterminowy (do 4 tygodni) lub długoterminowy (semestralny lub roczny). </text:span><text:span text:style-name="T56">Wniosek o udzielenie urlopu student powinien złożyć w dziekanacie przed rozpoczęciem kolejnego semestru. </text:span><text:span text:style-name="T57">Ważnym faktem jest to, że w okresie urlopu student zachowuje prawa studenta z wyłączeniem prawa do świadczeń dla studentów.</text:span></text:p>
      <text:p text:style-name="P35"/>
      <text:p text:style-name="P36"><text:span text:style-name="T59">Warunkiem ukończenia studiów jest złożenie egzaminu dyplomowego z wynikiem pozytywnym. Na ostateczny wynik składają się </text:span><text:span text:style-name="T60">z</text:span><text:span text:style-name="T59">:</text:span></text:p>
      <text:p text:style-name="P8"><text:span text:style-name="T58">- </text:span><text:span text:style-name="T59">wynik</text:span><text:span text:style-name="T60">u</text:span><text:span text:style-name="T59"> z przebiegu studiów jako średni</text:span><text:span text:style-name="T60">a</text:span><text:span text:style-name="T59"> ważon</text:span><text:span text:style-name="T60">a</text:span><text:span text:style-name="T59"> ocen końcowych z wagą 0.8,</text:span></text:p>
      <text:p text:style-name="P36">- <text:span text:style-name="T59">oceny pozytywnej z weryfikacji uczenia się z wagą 0.1 (lub z wagą 0.2 jeśli program studiów nie przewiduje realizacji pracy dyplomowej),</text:span></text:p>
      <text:p text:style-name="P36">- <text:span text:style-name="T59">oceny pozytywnej z obrony pracy dyplomowej z wagą 0.1.</text:span></text:p>
      <text:p text:style-name="P37">W przypadku kierunku, na którym realizowana jest praca dyplomowa, to na uzasadniony wniosek promotora komisja może podwyższyć ocenę o pół stopnia. Student po złożeniu egzaminu dyplomowego staje się absolwentem uczelni.</text:p>
      <text:p text:style-name="P28"/>
      <text:p text:style-name="P27"/>
      <text:p text:style-name="P27"/>
      <text:p text:style-name="P2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2" svg:font-family="Arial" style:font-family-generic="swis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beration Sans2" svg:font-family="'Liberation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l" fo:country="PL"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Domyślnie"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iekt_20_bez_20_wypełnienia" style:display-name="Obiekt bez wypełnienia" style:family="paragraph" style:parent-style-name="Domyślnie"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iekt_20_bez_20_wypełnienia_20_i_20_bez_20_linii" style:display-name="Obiekt bez wypełnienia i bez linii" style:family="paragraph" style:parent-style-name="Domyślnie"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ytuł_20_A4" style:display-name="Tytuł A4" style:family="paragraph" style:parent-style-name="A4" style:default-outline-level="">
      <style:text-properties style:font-name="Noto Sans" fo:font-family="'Noto Sans'" style:font-family-generic="roman" style:font-pitch="variable" fo:font-size="44pt" style:font-size-asian="44pt"/>
    </style:style>
    <style:style style:name="Nagłówek_20_A4" style:display-name="Nagłówek A4" style:family="paragraph" style:parent-style-name="A4" style:default-outline-level="">
      <style:text-properties style:font-name="Noto Sans" fo:font-family="'Noto Sans'" style:font-family-generic="roman" style:font-pitch="variable" fo:font-size="24pt" style:font-size-asian="24pt"/>
    </style:style>
    <style:style style:name="Tekst_20_A4" style:display-name="Teks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ytuł_20_A0" style:display-name="Tytuł A0" style:family="paragraph" style:parent-style-name="A4" style:default-outline-level="">
      <style:text-properties style:font-name="Noto Sans" fo:font-family="'Noto Sans'" style:font-family-generic="roman" style:font-pitch="variable" fo:font-size="96pt" style:font-size-asian="96pt"/>
    </style:style>
    <style:style style:name="Nagłówek_20_A0" style:display-name="Nagłówek A0" style:family="paragraph" style:parent-style-name="A4" style:default-outline-level="">
      <style:text-properties style:font-name="Noto Sans" fo:font-family="'Noto Sans'" style:font-family-generic="roman" style:font-pitch="variable" fo:font-size="72pt" style:font-size-asian="72pt"/>
    </style:style>
    <style:style style:name="Tekst_20_A0" style:display-name="Tekst A0" style:family="paragraph" style:parent-style-name="A4" style:default-outline-level="">
      <style:text-properties style:font-name="Noto Sans" fo:font-family="'Noto Sans'" style:font-family-generic="roman" style:font-pitch="variable" fo:font-size="18pt" style:font-size-asian="18pt"/>
    </style:style>
    <style:style style:name="Grafika" style:family="paragraph" style:default-outline-level="">
      <style:text-properties style:font-name="Liberation Sans1" fo:font-family="'Liberation Sans'" style:font-family-generic="roman" style:font-pitch="variable" fo:font-size="18pt" style:font-name-asian="Tahoma1"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Kształty" style:family="paragraph" style:parent-style-name="Grafika" style:default-outline-level="">
      <style:text-properties style:font-name="Liberation Sans1" fo:font-family="'Liberation Sans'" style:font-family-generic="roman" style:font-pitch="variable" fo:font-size="14pt" fo:font-weight="bold" style:font-size-asian="14pt" style:font-weight-asian="bold"/>
    </style:style>
    <style:style style:name="Wypełnione" style:family="paragraph" style:parent-style-name="Kształty" style:default-outline-level="">
      <style:text-properties style:font-name="Liberation Sans1" fo:font-family="'Liberation Sans'" style:font-family-generic="roman" style:font-pitch="variable" fo:font-size="14pt" fo:font-weight="bold" style:font-size-asian="14pt" style:font-weight-asian="bold"/>
    </style:style>
    <style:style style:name="Wypełninone_20_niebieskim" style:display-name="Wypełninone niebieskim" style:family="paragraph" style:parent-style-name="Wypełnione"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Wypełnione_20_zielonym" style:display-name="Wypełnione zielonym" style:family="paragraph" style:parent-style-name="Wypełnione"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Wypełnione_20_czerwonym" style:display-name="Wypełnione czerwonym" style:family="paragraph" style:parent-style-name="Wypełnione"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Wypełnione_20_żółtym" style:display-name="Wypełnione żółtym" style:family="paragraph" style:parent-style-name="Wypełnione"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Szkic" style:family="paragraph" style:parent-style-name="Kształty" style:default-outline-level="">
      <style:text-properties style:font-name="Liberation Sans1" fo:font-family="'Liberation Sans'" style:font-family-generic="roman" style:font-pitch="variable" fo:font-size="14pt" fo:font-weight="bold" style:font-size-asian="14pt" style:font-weight-asian="bold"/>
    </style:style>
    <style:style style:name="Niebieski_20_konspekt" style:display-name="Niebieski konspekt" style:family="paragraph" style:parent-style-name="Szkic"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Zielony_20_konspekt" style:display-name="Zielony konspekt" style:family="paragraph" style:parent-style-name="Szkic"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Czerwony_20_konspekt" style:display-name="Czerwony konspekt" style:family="paragraph" style:parent-style-name="Szkic"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Żółty_20_konspekt" style:display-name="Żółty konspekt" style:family="paragraph" style:parent-style-name="Szkic"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ie" style:family="paragraph" style:parent-style-name="Grafika" style:default-outline-level="">
      <style:text-properties style:font-name="Liberation Sans1" fo:font-family="'Liberation Sans'" style:font-family-generic="roman" style:font-pitch="variable" fo:font-size="18pt" style:font-size-asian="18pt"/>
    </style:style>
    <style:style style:name="Linia_20_ze_20_strzałkami" style:display-name="Linia ze strzałkami" style:family="paragraph" style:parent-style-name="Linie" style:default-outline-level="">
      <style:text-properties style:font-name="Liberation Sans1" fo:font-family="'Liberation Sans'" style:font-family-generic="roman" style:font-pitch="variable" fo:font-size="18pt" style:font-size-asian="18pt"/>
    </style:style>
    <style:style style:name="Linia_20_przerywana" style:display-name="Linia przerywana" style:family="paragraph" style:parent-style-name="Linie" style:default-outline-level="">
      <style:text-properties style:font-name="Liberation Sans1" fo:font-family="'Liberation Sans'" style:font-family-generic="roman" style:font-pitch="variable" fo:font-size="18pt" style:font-size-asian="18pt"/>
    </style:style>
    <style:style style:name="Curve_7e_LT_7e_Gliederung_20_1" style:display-name="Curve~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Curve_7e_LT_7e_Gliederung_20_2" style:display-name="Curve~LT~Gliederung 2" style:family="paragraph" style:parent-style-name="Curve_7e_LT_7e_Gliederung_20_1" style:default-outline-level="">
      <style:paragraph-properties fo:margin-top="0cm" fo:margin-bottom="0.4cm" loext:contextual-spacing="false"/>
      <style:text-properties fo:color="#ffffff"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Curve_7e_LT_7e_Gliederung_20_3" style:display-name="Curve~LT~Gliederung 3" style:family="paragraph" style:parent-style-name="Curve_7e_LT_7e_Gliederung_20_2" style:default-outline-level="">
      <style:paragraph-properties fo:margin-top="0cm" fo:margin-bottom="0.3cm" loext:contextual-spacing="false"/>
      <style:text-properties fo:color="#ffffff"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Curve_7e_LT_7e_Gliederung_20_4" style:display-name="Curve~LT~Gliederung 4" style:family="paragraph" style:parent-style-name="Curve_7e_LT_7e_Gliederung_20_3" style:default-outline-level="">
      <style:paragraph-properties fo:margin-top="0cm" fo:margin-bottom="0.199cm" loext:contextual-spacing="false"/>
      <style:text-properties fo:color="#ffffff"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Curve_7e_LT_7e_Gliederung_20_5" style:display-name="Curve~LT~Gliederung 5" style:family="paragraph" style:parent-style-name="Curve_7e_LT_7e_Gliederung_20_4" style:default-outline-level="">
      <style:paragraph-properties fo:margin-top="0cm" fo:margin-bottom="0.101cm" loext:contextual-spacing="false"/>
      <style:text-properties fo:color="#ffffff"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Curve_7e_LT_7e_Gliederung_20_6" style:display-name="Curve~LT~Gliederung 6" style:family="paragraph" style:parent-style-name="Curve_7e_LT_7e_Gliederung_20_5" style:default-outline-level="">
      <style:paragraph-properties fo:margin-top="0cm" fo:margin-bottom="0.101cm" loext:contextual-spacing="false"/>
      <style:text-properties fo:color="#ffffff"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Curve_7e_LT_7e_Gliederung_20_7" style:display-name="Curve~LT~Gliederung 7" style:family="paragraph" style:parent-style-name="Curve_7e_LT_7e_Gliederung_20_6" style:default-outline-level="">
      <style:paragraph-properties fo:margin-top="0cm" fo:margin-bottom="0.101cm" loext:contextual-spacing="false"/>
      <style:text-properties fo:color="#ffffff"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Curve_7e_LT_7e_Gliederung_20_8" style:display-name="Curve~LT~Gliederung 8" style:family="paragraph" style:parent-style-name="Curve_7e_LT_7e_Gliederung_20_7" style:default-outline-level="">
      <style:paragraph-properties fo:margin-top="0cm" fo:margin-bottom="0.101cm" loext:contextual-spacing="false"/>
      <style:text-properties fo:color="#ffffff"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Curve_7e_LT_7e_Gliederung_20_9" style:display-name="Curve~LT~Gliederung 9" style:family="paragraph" style:parent-style-name="Curve_7e_LT_7e_Gliederung_20_8" style:default-outline-level="">
      <style:paragraph-properties fo:margin-top="0cm" fo:margin-bottom="0.101cm" loext:contextual-spacing="false"/>
      <style:text-properties fo:color="#ffffff"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Curve_7e_LT_7e_Titel" style:display-name="Curve~LT~Titel" style:family="paragraph" style:default-outline-level="">
      <style:paragraph-properties fo:text-align="center" style:justify-single-word="false"/>
      <style:text-properties fo:color="#ffffff" style:text-outline="false" style:text-line-through-style="none" style:text-line-through-type="none" style:font-name="Tahoma" fo:font-family="Tahoma" style:font-family-generic="roman" style:font-pitch="variable" fo:font-size="44pt" fo:font-style="normal" fo:text-shadow="none" style:text-underline-style="none" fo:font-weight="normal" style:letter-kerning="true" style:font-name-asian="Tahoma1"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Curve_7e_LT_7e_Untertitel" style:display-name="Curve~LT~Untertitel" style:family="paragraph" style:default-outline-level="">
      <style:paragraph-properties fo:text-align="center" style:justify-single-word="false"/>
      <style:text-properties style:use-window-font-color="true" style:text-outline="false" style:text-line-through-style="none" style:text-line-through-type="none" style:font-name="Tahoma" fo:font-family="Tahoma"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Curve_7e_LT_7e_Notizen" style:display-name="Curve~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Curve_7e_LT_7e_Hintergrundobjekte" style:display-name="Curve~LT~Hintergrundobjekte" style:family="paragraph" style:default-outline-level="">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Curve_7e_LT_7e_Hintergrund" style:display-name="Curve~LT~Hintergrund" style:family="paragraph" style:default-outline-level="">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name-asian="Tahoma1"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Arial" fo:font-family="Arial" style:font-family-generic="roman" style:font-pitch="variable" fo:font-size="18pt" style:letter-kerning="true" style:font-size-asian="18pt"/>
    </style:style>
    <style:style style:name="Obiekty_20_tła" style:display-name="Obiekty tła" style:family="paragraph" style:default-outline-level="">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ło" style:family="paragraph" style:default-outline-level="">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atki"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Konspekt_20_1" style:display-name="Konspekt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Konspekt_20_2" style:display-name="Konspekt 2" style:family="paragraph" style:parent-style-name="Konspekt_20_1" style:default-outline-level="">
      <style:paragraph-properties fo:margin-top="0cm" fo:margin-bottom="0.4cm" loext:contextual-spacing="false"/>
      <style:text-properties fo:color="#ffffff"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Konspekt_20_3" style:display-name="Konspekt 3" style:family="paragraph" style:parent-style-name="Konspekt_20_2" style:default-outline-level="">
      <style:paragraph-properties fo:margin-top="0cm" fo:margin-bottom="0.3cm" loext:contextual-spacing="false"/>
      <style:text-properties fo:color="#ffffff"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Konspekt_20_4" style:display-name="Konspekt 4" style:family="paragraph" style:parent-style-name="Konspekt_20_3" style:default-outline-level="">
      <style:paragraph-properties fo:margin-top="0cm" fo:margin-bottom="0.199cm" loext:contextual-spacing="false"/>
      <style:text-properties fo:color="#ffffff"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Konspekt_20_5" style:display-name="Konspekt 5" style:family="paragraph" style:parent-style-name="Konspekt_20_4" style:default-outline-level="">
      <style:paragraph-properties fo:margin-top="0cm" fo:margin-bottom="0.101cm" loext:contextual-spacing="false"/>
      <style:text-properties fo:color="#ffffff"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Konspekt_20_6" style:display-name="Konspekt 6" style:family="paragraph" style:parent-style-name="Konspekt_20_5" style:default-outline-level="">
      <style:paragraph-properties fo:margin-top="0cm" fo:margin-bottom="0.101cm" loext:contextual-spacing="false"/>
      <style:text-properties fo:color="#ffffff"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Konspekt_20_7" style:display-name="Konspekt 7" style:family="paragraph" style:parent-style-name="Konspekt_20_6" style:default-outline-level="">
      <style:paragraph-properties fo:margin-top="0cm" fo:margin-bottom="0.101cm" loext:contextual-spacing="false"/>
      <style:text-properties fo:color="#ffffff"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Konspekt_20_8" style:display-name="Konspekt 8" style:family="paragraph" style:parent-style-name="Konspekt_20_7" style:default-outline-level="">
      <style:paragraph-properties fo:margin-top="0cm" fo:margin-bottom="0.101cm" loext:contextual-spacing="false"/>
      <style:text-properties fo:color="#ffffff"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Konspekt_20_9" style:display-name="Konspekt 9" style:family="paragraph" style:parent-style-name="Konspekt_20_8" style:default-outline-level="">
      <style:paragraph-properties fo:margin-top="0cm" fo:margin-bottom="0.101cm" loext:contextual-spacing="false"/>
      <style:text-properties fo:color="#ffffff"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Domyślnie"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Domyślnie"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Domyślnie"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Domyślnie"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Domyślnie" style:default-outline-level="">
      <style:paragraph-properties fo:margin-top="0cm" fo:margin-bottom="0cm" loext:contextual-spacing="false" style:line-height-at-least="0.353cm" fo:text-align="start" style:justify-single-word="false"/>
      <style:text-properties style:use-window-font-color="true"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Domyślnie" style:default-outline-level="">
      <style:paragraph-properties fo:margin-left="0cm" fo:margin-right="0cm" fo:margin-top="0cm" fo:margin-bottom="0cm" loext:contextual-spacing="false" style:line-height-at-least="0.353cm" fo:text-indent="0.6cm" style:auto-text-indent="false"/>
      <style:text-properties style:use-window-font-color="true"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Domyślnie"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omyślnie" style:default-outline-level="">
      <style:paragraph-properties fo:margin-top="0cm" fo:margin-bottom="0cm" loext:contextual-spacing="false" style:line-height-at-least="0.353cm" fo:text-align="center" style:justify-single-word="false"/>
      <style:text-properties style:use-window-font-color="true"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omyślnie"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style:use-window-font-color="true"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 style:family="paragraph" style:parent-style-name="Domyślnie"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Domyślnie"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Domyślnie"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easure" style:family="paragraph" style:parent-style-name="Domyślnie"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Tahoma" fo:font-family="Tahoma"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12-08T14:16:25.958000000</meta:creation-date>
    <meta:generator>LibreOffice/6.4.4.2$Windows_X86_64 LibreOffice_project/3d775be2011f3886db32dfd395a6a6d1ca2630ff</meta:generator>
    <dc:date>2022-12-09T19:22:41.970000000</dc:date>
    <meta:editing-duration>PT12H38M27S</meta:editing-duration>
    <meta:editing-cycles>86</meta:editing-cycles>
    <meta:document-statistic meta:table-count="0" meta:image-count="0" meta:object-count="1" meta:page-count="6" meta:paragraph-count="50" meta:word-count="2273" meta:character-count="17072" meta:non-whitespace-character-count="14839"/>
  </office:meta>
</office:document-meta>
</file>

<file path=Object 1/content.xml><?xml version="1.0" encoding="utf-8"?>
<math xmlns="http://www.w3.org/1998/Math/MathML" display="block">
  <semantics>
    <mrow>
      <mi mathvariant="italic">Średnia</mi>
      <mo stretchy="false">=</mo>
      <mfrac>
        <mrow>
          <mrow>
            <munder>
              <mo stretchy="false">∑</mo>
              <mi>i</mi>
            </munder>
            <msub>
              <mi>O</mi>
              <mi>i</mi>
            </msub>
          </mrow>
          <msub>
            <mi>P</mi>
            <mi>i</mi>
          </msub>
        </mrow>
        <mrow>
          <munder>
            <mo stretchy="false">∑</mo>
            <mi>i</mi>
          </munder>
          <msub>
            <mi>P</mi>
            <mi>i</mi>
          </msub>
        </mrow>
      </mfrac>
    </mrow>
    <annotation encoding="StarMath 5.0">Średnia = { sum from{i} O sub i P sub i } over{ sum from{i} P sub i }</annotation>
  </semantics>
</math>
</file>